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32cm"/>
    </style:style>
    <style:style style:name="co2" style:family="table-column">
      <style:table-column-properties fo:break-before="auto" style:column-width="20.227cm"/>
    </style:style>
    <style:style style:name="co3" style:family="table-column">
      <style:table-column-properties fo:break-before="auto" style:column-width="8.936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 des fichier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nom_fichier</text:p>
          </table:table-cell>
          <table:table-cell table:style-name="ce7" office:value-type="string" calcext:value-type="string">
            <text:p>description_fichier</text:p>
          </table:table-cell>
          <table:table-cell table:style-name="ce2" office:value-type="string" calcext:value-type="string">
            <text:p>classe_fichier</text:p>
          </table:table-cell>
          <table:table-cell table:style-name="ce2" office:value-type="string" calcext:value-type="string">
            <text:p>chemin_fichier</text:p>
          </table:table-cell>
        </table:table-row>
        <table:table-row table:style-name="ro3">
          <table:table-cell table:style-name="ce3" office:value-type="string" calcext:value-type="string">
            <text:p>stations_observations_mmf_average_20002020.csv</text:p>
          </table:table-cell>
          <table:table-cell table:style-name="ce8" office:value-type="string" calcext:value-type="string">
            <text:p>Statistiques de base à partir du débit moyen mensuel interannuel pour chaque station du territoire et en moyenne sur la chronique #</text:p>
          </table:table-cell>
          <table:table-cell table:style-name="ce3" office:value-type="string" calcext:value-type="string">
            <text:p>mmf_average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stations_observations_mmf_average_20002020_points.gpkg</text:p>
          </table:table-cell>
          <table:table-cell table:style-name="ce8" office:value-type="string" calcext:value-type="string">
            <text:p><text:span text:style-name="T1">Statistiques de base à partir du débit moyen mensuel interannuel</text:span> pour chaque station du territoire et en moyenne sur la chronique # avec un affichage en couche de points (i.e. position exacte des stations)</text:p>
          </table:table-cell>
          <table:table-cell table:style-name="ce3" office:value-type="string" calcext:value-type="string">
            <text:p>mmf_average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stations_observations_mmf_average_20002020_subcatchments.gpkg</text:p>
          </table:table-cell>
          <table:table-cell table:style-name="ce8" office:value-type="string" calcext:value-type="string">
            <text:p><text:span text:style-name="T1">Statistiques de base à partir du débit moyen mensuel interannuel</text:span> pour chaque station du territoire et en moyenne sur la chronique # avec un affichage en couche de polygones (i.e. sous bassins-versants modélisés des stations)</text:p>
          </table:table-cell>
          <table:table-cell table:style-name="ce3" office:value-type="string" calcext:value-type="string">
            <text:p>mmf_average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4">
          <table:table-cell table:style-name="ce3" office:value-type="string" calcext:value-type="string">
            <text:p>stations2accuflux_observations_mmf_average_20002020_points.gpkg</text:p>
          </table:table-cell>
          <table:table-cell table:style-name="ce8" office:value-type="string" calcext:value-type="string">
            <text:p><text:span text:style-name="T1">Statistiques de base à partir du débit moyen mensuel interannuel</text:span> pour chaque station du territoire et en moyenne sur la chronique # avec un affichage en couche de points (i.e. position modélisée des stations telle que superposée au réseau hydrographique modélisé)</text:p>
          </table:table-cell>
          <table:table-cell table:style-name="ce3" office:value-type="string" calcext:value-type="string">
            <text:p>mmf_average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5">
          <table:table-cell table:style-name="ce3" office:value-type="string" calcext:value-type="string">
            <text:p>pvalMatrix_flowDeviations_vs_anthropogenicFeatures.csv</text:p>
          </table:table-cell>
          <table:table-cell table:style-name="ce8" office:value-type="string" calcext:value-type="string">
            <text:p>Matrice des p-values associées aux coefficients de Pearson</text:p>
          </table:table-cell>
          <table:table-cell table:style-name="ce3" office:value-type="string" calcext:value-type="string">
            <text:p>pvalMatrix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corrMatrix_flowDeviations_vs_anthropogenicFeatures.csv</text:p>
          </table:table-cell>
          <table:table-cell table:style-name="ce8" office:value-type="string" calcext:value-type="string">
            <text:p>Matrice des coefficients de Pearson entre les coefficients de variations annuels du débit des bassins versants et leur anthropisation</text:p>
          </table:table-cell>
          <table:table-cell table:style-name="ce3" office:value-type="string" calcext:value-type="string">
            <text:p>corrMatrix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2">
          <table:table-cell table:style-name="ce3" office:value-type="string" calcext:value-type="string">
            <text:p>pvalMatrix_flowDeviations_vs_anthropogenicFeatures.png</text:p>
          </table:table-cell>
          <table:table-cell table:style-name="ce8" office:value-type="string" calcext:value-type="string">
            <text:p>Matrice des p-values associées aux coefficients de Pearson au format image</text:p>
          </table:table-cell>
          <table:table-cell table:style-name="ce3" office:value-type="string" calcext:value-type="string">
            <text:p>pvalMatrix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corrMatrix_flowDeviations_vs_anthropogenicFeatures.png</text:p>
          </table:table-cell>
          <table:table-cell table:style-name="ce8" office:value-type="string" calcext:value-type="string">
            <text:p>Matrice des coefficients de Pearson entre les coefficients de variations annuels du débit des bassins versants et leur anthropisation au format image</text:p>
          </table:table-cell>
          <table:table-cell table:style-name="ce3" office:value-type="string" calcext:value-type="string">
            <text:p>corrMatrix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2">
          <table:table-cell table:style-name="ce3" office:value-type="string" calcext:value-type="string">
            <text:p>MannKendallRegression_20002020.csv</text:p>
          </table:table-cell>
          <table:table-cell table:style-name="ce8" office:value-type="string" calcext:value-type="string">
            <text:p>Statistiques dérivées d’une régression de Mann-Kendall pour chaque station et pour tous les mois de la chronique #</text:p>
          </table:table-cell>
          <table:table-cell table:style-name="ce3" office:value-type="string" calcext:value-type="string">
            <text:p>MannKendallRegression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MannKendallRegression_20002020_points.gpkg</text:p>
          </table:table-cell>
          <table:table-cell table:style-name="ce8" office:value-type="string" calcext:value-type="string">
            <text:p>Statistiques dérivées d’une régression de Mann-Kendall pour chaque station et pour tous les mois de la chronique # avec un affichage en couche de points (i.e. position exacte des stations)</text:p>
          </table:table-cell>
          <table:table-cell table:style-name="ce3" office:value-type="string" calcext:value-type="string">
            <text:p>MannKendallRegression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MannKendallRegression_20002020_subcatchments.gpkg</text:p>
          </table:table-cell>
          <table:table-cell table:style-name="ce8" office:value-type="string" calcext:value-type="string">
            <text:p>Statistiques dérivées d’une régression de Mann-Kendall pour chaque station et pour tous les mois de la chronique # avec un affichage en couche de polygones (i.e. sous bassins-versants modélisés des stations)</text:p>
          </table:table-cell>
          <table:table-cell table:style-name="ce3" office:value-type="string" calcext:value-type="string">
            <text:p>MannKendallRegression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2">
          <table:table-cell table:style-name="ce3" office:value-type="string" calcext:value-type="string">
            <text:p>corrMatrix_flowDeviations_only.csv</text:p>
          </table:table-cell>
          <table:table-cell table:style-name="ce8" office:value-type="string" calcext:value-type="string">
            <text:p>Extraction pour la seule ligne des CoV annuels dans les matrices de corrélation et de p-value</text:p>
          </table:table-cell>
          <table:table-cell table:style-name="ce3" office:value-type="string" calcext:value-type="string">
            <text:p>corrMatrix_flowDeviations_only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2">
          <table:table-cell table:style-name="ce3" office:value-type="string" calcext:value-type="string">
            <text:p>MannKendallRegression_MMF_mean_#station.png</text:p>
          </table:table-cell>
          <table:table-cell table:style-name="ce8" office:value-type="string" calcext:value-type="string">
            <text:p>Graphique des débits moyens mensuels de la station # sur la chronique # avec droite de régression de Mann-Kendall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2">
          <table:table-cell table:style-name="ce3" office:value-type="string" calcext:value-type="string">
            <text:p>MannKendallRegression_MMF_std_#station.png</text:p>
          </table:table-cell>
          <table:table-cell table:style-name="ce8" office:value-type="string" calcext:value-type="string">
            <text:p>Graphique des écarts-types moyens mensuels de la station # sur la chronique # avec droite de régression de Mann-Kendall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MannKendallRegression_20002020_GlobalTrendOfMean_map.png</text:p>
          </table:table-cell>
          <table:table-cell table:style-name="ce8" office:value-type="string" calcext:value-type="string">
            <text:p>Carte des sous bassins-versants des station du territoire avec : le taux de variation de leur débit mensuel moyen sur la chronique et la p-value associée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3">
          <table:table-cell table:style-name="ce3" office:value-type="string" calcext:value-type="string">
            <text:p>MannKendallRegression_20002020_GlobalTrendOfDeviation_map.png</text:p>
          </table:table-cell>
          <table:table-cell table:style-name="ce8" office:value-type="string" calcext:value-type="string">
            <text:p>Carte des sous bassins-versants des station du territoire avec : le taux de variation de leur écart-type mensuel moyen sur la chronique et la p-value associée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4">
          <table:table-cell table:style-name="ce3" office:value-type="string" calcext:value-type="string">
            <text:p>MeanAnnualCoefficientofVariation_20002020_map.png</text:p>
          </table:table-cell>
          <table:table-cell table:style-name="ce8" office:value-type="string" calcext:value-type="string">
            <text:p>Carte des sous bassins-versants des station du territoire avec le coefficient de variation du débit annuel moyen de chaque sous bassin-versant et la position modélisées des stations dont les données sont disponibles ainsi que le tracé de l’ensemble des sous bassins-versants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~/analysis</text:p>
          </table:table-cell>
        </table:table-row>
        <table:table-row table:style-name="ro2">
          <table:table-cell table:style-name="ce3" office:value-type="string" calcext:value-type="string">
            <text:p>mmf_all_#station_#chronique.csv</text:p>
          </table:table-cell>
          <table:table-cell table:style-name="ce8" office:value-type="string" calcext:value-type="string">
            <text:p>Débits moyens mensuels et écarts-types mensuels de tous les mois disponibles pour la station # sur la chronique #</text:p>
          </table:table-cell>
          <table:table-cell table:style-name="ce3" office:value-type="string" calcext:value-type="string">
            <text:p>mmf_all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3">
          <table:table-cell table:style-name="ce3" office:value-type="string" calcext:value-type="string">
            <text:p>mmf_all_#station_#chronique_points.csv</text:p>
          </table:table-cell>
          <table:table-cell table:style-name="ce8" office:value-type="string" calcext:value-type="string">
            <text:p>Débits moyens mensuels et écarts-types mensuels de tous les mois disponibles pour la station # sur la chronique # avec un affichage en couche de points (i.e. position exacte des stations)</text:p>
          </table:table-cell>
          <table:table-cell table:style-name="ce3" office:value-type="string" calcext:value-type="string">
            <text:p>mmf_all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2">
          <table:table-cell table:style-name="ce3" office:value-type="string" calcext:value-type="string">
            <text:p>mmf_all_#chronique.csv</text:p>
          </table:table-cell>
          <table:table-cell table:style-name="ce8" office:value-type="string" calcext:value-type="string">
            <text:p>Débits moyens mensuels et écarts-types mensuels de tous les mois disponibles pour toutes les stations sur la chronique #</text:p>
          </table:table-cell>
          <table:table-cell table:style-name="ce3" office:value-type="string" calcext:value-type="string">
            <text:p>mmf_all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2">
          <table:table-cell table:style-name="ce3" office:value-type="string" calcext:value-type="string">
            <text:p>stations_observations_mdf_20002020.gpkg</text:p>
          </table:table-cell>
          <table:table-cell table:style-name="ce8" office:value-type="string" calcext:value-type="string">
            <text:p>Débits moyens journaliers de toutes les stations du territoire sur la chronique #</text:p>
          </table:table-cell>
          <table:table-cell table:style-name="ce3" office:value-type="string" calcext:value-type="string">
            <text:p>observations_mdf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2">
          <table:table-cell table:style-name="ce3" office:value-type="string" calcext:value-type="string">
            <text:p>stations_locations_NoTimeRangeConstraint.gpkg</text:p>
          </table:table-cell>
          <table:table-cell table:style-name="ce8" office:value-type="string" calcext:value-type="string">
            <text:p>Informations sur les stations comprises dans le territoire</text:p>
          </table:table-cell>
          <table:table-cell table:style-name="ce3" office:value-type="string" calcext:value-type="string">
            <text:p>stations_locations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2">
          <table:table-cell table:style-name="ce3" office:value-type="string" calcext:value-type="string">
            <text:p>stations_locations_#chronique.gpkg</text:p>
          </table:table-cell>
          <table:table-cell table:style-name="ce8" office:value-type="string" calcext:value-type="string">
            <text:p>Informations sur les stations comprises dans le territoire et dont la durée de service est comprise dans la chronique #</text:p>
          </table:table-cell>
          <table:table-cell table:style-name="ce3" office:value-type="string" calcext:value-type="string">
            <text:p>stations_locations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2">
          <table:table-cell table:style-name="ce3" office:value-type="string" calcext:value-type="string">
            <text:p>subcatchments_all.gpkg</text:p>
          </table:table-cell>
          <table:table-cell table:style-name="ce8" office:value-type="string" calcext:value-type="string">
            <text:p>Sous bassins-versants associés à toutes les stations hydrométriques comprises dans le territoire</text:p>
          </table:table-cell>
          <table:table-cell table:style-name="ce3" office:value-type="string" calcext:value-type="string">
            <text:p>subcatchments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3">
          <table:table-cell table:style-name="ce3" office:value-type="string" calcext:value-type="string">
            <text:p>subcatchments_analyzed.gpkg</text:p>
          </table:table-cell>
          <table:table-cell table:style-name="ce8" office:value-type="string" calcext:value-type="string">
            <text:p>Sous bassins-versants associés à toutes les stations hydrométriques comprises dans le territoire et dont la durée de service est comprise dans la chronique #</text:p>
          </table:table-cell>
          <table:table-cell table:style-name="ce3" office:value-type="string" calcext:value-type="string">
            <text:p>subcatchments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3">
          <table:table-cell table:style-name="ce3" office:value-type="string" calcext:value-type="string">
            <text:p>anthropogenic_features_count_by_subcatchment_raw.gpkg</text:p>
          </table:table-cell>
          <table:table-cell table:style-name="ce8" office:value-type="string" calcext:value-type="string">
            <text:p>Décompte des éléments anthropiques du paysage influençant le régime hydrologique pour chaque sous bassin-versant et mise en forme dans un tableau en profondeur (une ligne par élément anthropique)</text:p>
          </table:table-cell>
          <table:table-cell table:style-name="ce3" office:value-type="string" calcext:value-type="string">
            <text:p>anthropogenic_features_raw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3">
          <table:table-cell table:style-name="ce3" office:value-type="string" calcext:value-type="string">
            <text:p>anthropogenic_features_count_by_subcatchment_structured.gpkg</text:p>
          </table:table-cell>
          <table:table-cell table:style-name="ce8" office:value-type="string" calcext:value-type="string">
            <text:p>Décompte des éléments anthropiques du paysage influençant le régime hydrologique pour chaque sous bassin-versant et mise en forme dans un tableau en largeur (une ligne par sous bassin-versant)</text:p>
          </table:table-cell>
          <table:table-cell table:style-name="ce3" office:value-type="string" calcext:value-type="string">
            <text:p>anthropogenic_features_structured</text:p>
          </table:table-cell>
          <table:table-cell table:style-name="ce3" office:value-type="string" calcext:value-type="string">
            <text:p>~/data</text:p>
          </table:table-cell>
        </table:table-row>
        <table:table-row table:style-name="ro2">
          <table:table-cell table:style-name="ce3" office:value-type="string" calcext:value-type="string">
            <text:p>accuflux_geq_#.tif</text:p>
          </table:table-cell>
          <table:table-cell table:style-name="ce8" office:value-type="string" calcext:value-type="string">
            <text:p>Couche raster d’accumulation de flux qui modélise le réseau hydrographique du territoire avec le seuil # d’accumulation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~/tmp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escription des fichiers pour chaque classe_fichie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mmf_averag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MMFmu_#month_#chronique</text:p>
          </table:table-cell>
          <table:table-cell table:style-name="ce8" office:value-type="string" calcext:value-type="string">
            <text:p><text:span text:style-name="T1">Module mensuel moyen en L.s-1 </text:span>du mois # (de 1 à 12) sur la chronique #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MMFsigma_#month_#chronique</text:p>
          </table:table-cell>
          <table:table-cell table:style-name="ce8" office:value-type="string" calcext:value-type="string">
            <text:p><text:span text:style-name="T1">Ecart-type mensuel moyen en L.s-1 </text:span>du mois # (de 1 à 12) sur la chronique #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CoV_#month_#chronique</text:p>
          </table:table-cell>
          <table:table-cell table:style-name="ce8" office:value-type="string" calcext:value-type="string">
            <text:p>Coefficient de variation moyen du mois # (de 1 à 12) sur la chronique # (calculé comme le rapport entre MMFsigma_#month_#chronique et MMFmu_#month_#chronique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MeanAnnualFlow_#chronique</text:p>
          </table:table-cell>
          <table:table-cell table:style-name="ce8" office:value-type="string" calcext:value-type="string">
            <text:p><text:span text:style-name="T1">Module annuel moyen en L.s-1 </text:span>sur la chronique # (calculé comme la moyenne de 1 à 12 des MMFmu_#month_#chronique)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MeanAnnualDeviation_#chronique</text:p>
          </table:table-cell>
          <table:table-cell table:style-name="ce8" office:value-type="string" calcext:value-type="string">
            <text:p>Ecart-type annuel moyen en L.s-1 sur la chronique # (calculé comme la moyenne de 1 à 12 des MMFsigma_#month_#chronique)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MeanAnnualCoV_#chronique</text:p>
          </table:table-cell>
          <table:table-cell table:style-name="ce8" office:value-type="string" calcext:value-type="string">
            <text:p>Coefficient de variation annuel moyen sur la chronique # (calculé comme le rapport entre MeanAnnualDeviation_#chronique et MeanAnnualFlow_#chronique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pvalMatri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3">
          <table:table-cell table:style-name="ce3" office:value-type="string" calcext:value-type="string">
            <text:p>MeanAnnualCoV_#chronique</text:p>
          </table:table-cell>
          <table:table-cell table:style-name="ce8" office:value-type="string" calcext:value-type="string">
            <text:p>p-value du coefficient de corrélation linéaire correspondant dans la matrice de corrélation pour un test à deux queues et avec comme hypothèse nulle ‘le coefficient de corrélation liénaire n’est pas significativement différent de zéro’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#entité_anthropique</text:p>
          </table:table-cell>
          <table:table-cell table:style-name="ce8" office:value-type="string" calcext:value-type="string">
            <text:p>p-value du coefficient de corrélation linéaire correspondant dans la matrice de corrélation pour un test à deux queues et avec comme hypothèse nulle ‘le coefficient de corrélation liénaire n’est pas significativement différent de zéro’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corrMatri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3">
          <table:table-cell table:style-name="ce3" office:value-type="string" calcext:value-type="string">
            <text:p>MeanAnnualCoV_#chronique</text:p>
          </table:table-cell>
          <table:table-cell table:style-name="ce8" office:value-type="string" calcext:value-type="string">
            <text:p>Coefficient de Pearson (i.e. coefficient de corrélation linéaire standardisé) entre la variable des coefficients de variation annuels moyens des débits aux stations du territoire et chacune des variables #entité_anthropique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#entité_anthropique</text:p>
          </table:table-cell>
          <table:table-cell table:style-name="ce8" office:value-type="string" calcext:value-type="string">
            <text:p>Coefficient de Pearson (i.e. coefficient de corrélation linéaire standardisé) entre la variable #entité_anthropique et les chacune des variables #entité_anthropique et MeanAnnualCoV_#chronique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MannKendallRegress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z_value_mean</text:p>
          </table:table-cell>
          <table:table-cell table:style-name="ce8" office:value-type="string" calcext:value-type="string">
            <text:p>Statistique Z du test de Mann-Kendall calculée sur les débits moyens mensuels disponibles dans la chronique #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slope_mean</text:p>
          </table:table-cell>
          <table:table-cell table:style-name="ce8" office:value-type="string" calcext:value-type="string">
            <text:p><text:span text:style-name="T1">Coefficient directeur de la droite de régression associée la statistique z_value_mean et calculé</text:span> avec la méthode de Sen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intercept_mean</text:p>
          </table:table-cell>
          <table:table-cell table:style-name="ce8" office:value-type="string" calcext:value-type="string">
            <text:p><text:span text:style-name="T1">Ordonnée à l’origine de la droite de régression associée la statistique z_value_mean et </text:span>calculée avec la méthode de la médiane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global_trend_mean</text:p>
          </table:table-cell>
          <table:table-cell table:style-name="ce8" office:value-type="string" calcext:value-type="string">
            <text:p>Taux de variation entre l’origine de la droite de régression et sa valeur terminale pour la <text:s/>z_value_mean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p_value_mean</text:p>
          </table:table-cell>
          <table:table-cell table:style-name="ce8" office:value-type="string" calcext:value-type="string">
            <text:p><text:span text:style-name="T1">p-value de la statistique z_value_mean </text:span>pour un test à deux queues et avec comme hypothèse nulle ‘la statistique Z n’est pas significativement différente de zéro’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z_value_std</text:p>
          </table:table-cell>
          <table:table-cell table:style-name="ce8" office:value-type="string" calcext:value-type="string">
            <text:p>Statistique Z du test de Mann-Kendall calculée sur les écart-types des débits moyens mensuels disponibles dans la chronique #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slope_std</text:p>
          </table:table-cell>
          <table:table-cell table:style-name="ce8" office:value-type="string" calcext:value-type="string">
            <text:p><text:span text:style-name="T1">Coefficient directeur de la droite de régression associée la statistique z_value_std et calculé</text:span> avec la méthode de Sen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intercept_std</text:p>
          </table:table-cell>
          <table:table-cell table:style-name="ce8" office:value-type="string" calcext:value-type="string">
            <text:p><text:span text:style-name="T1">Ordonnée à l’origine de la droite de régression associée la statistique z_value_std et </text:span>calculée avec la méthode de la médiane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global_trend_std</text:p>
          </table:table-cell>
          <table:table-cell table:style-name="ce8" office:value-type="string" calcext:value-type="string">
            <text:p>Taux de variation entre l’origine de la droite de régression et sa valeur terminale pour la <text:s/>z_value_std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p_value_std</text:p>
          </table:table-cell>
          <table:table-cell table:style-name="ce8" office:value-type="string" calcext:value-type="string">
            <text:p><text:span text:style-name="T1">p-value de la statistique z_value_std </text:span>pour un test à deux queues et avec comme hypothèse nulle ‘la statistique Z n’est pas significativement différente de zéro’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corrMatrix_flowDeviations_onl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3">
          <table:table-cell table:style-name="ce3" office:value-type="string" calcext:value-type="string">
            <text:p>corr_coeff</text:p>
          </table:table-cell>
          <table:table-cell table:style-name="ce8" office:value-type="string" calcext:value-type="string">
            <text:p>Coefficient de Pearson (i.e. coefficient de corrélation linéaire standardisé) entre la variable des coefficients de variation annuels moyens (des débits aux stations du territoire) et chacune des variables #entité_anthropique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p_value</text:p>
          </table:table-cell>
          <table:table-cell table:style-name="ce8" office:value-type="string" calcext:value-type="string">
            <text:p>p_value associée au coefficient de Pearson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mmf_al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Date format YYYY-MM-DD associée à la métrique mensuelle calculée (moyenne ou écrat-type). Par convention le jour indiqué correspond au dernier jour du mois pour lequel la métrique est calculée mais la métrique est bien mensuelle.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mmf_mean</text:p>
          </table:table-cell>
          <table:table-cell table:style-name="ce8" office:value-type="string" calcext:value-type="string">
            <text:p>Débit moyen mensuel en L.s-1 calculé à partir des débits moyens journaliers disponibles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mmf_std</text:p>
          </table:table-cell>
          <table:table-cell table:style-name="ce8" office:value-type="string" calcext:value-type="string">
            <text:p>Ecart-type mensuel en L.s-1 calculé à partir des débits moyens journaliers disponibles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4" office:value-type="string" calcext:value-type="string">
            <text:p>observation_md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date_obs_elab</text:p>
          </table:table-cell>
          <table:table-cell table:style-name="ce8" office:value-type="string" calcext:value-type="string">
            <text:p>Date format YYYY-MM-DD associée au débit journalier moyen fourni par l’API hubeau.france.fr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resultat_obs_elab</text:p>
          </table:table-cell>
          <table:table-cell table:style-name="ce8" office:value-type="string" calcext:value-type="string">
            <text:p>Débit journalier moyen en L.s-1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grandeur_hydro_elab</text:p>
          </table:table-cell>
          <table:table-cell table:style-name="ce8" office:value-type="string" calcext:value-type="string">
            <text:p>Grandeur hydrométrique associée au resultat_obs_elab (i.e. QmJ pour débit journalier moyner)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libelle_statut</text:p>
          </table:table-cell>
          <table:table-cell table:style-name="ce8" office:value-type="string" calcext:value-type="string">
            <text:p>Statut associé au resultat_obs_elab (i.e. validé ou non validé)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5" office:value-type="string" calcext:value-type="string">
            <text:p>stations_location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date_ouverture_station</text:p>
          </table:table-cell>
          <table:table-cell table:style-name="ce8" office:value-type="string" calcext:value-type="string">
            <text:p>Date format YYYY-MM-DD d’ouverture de la station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date_fermeture_station</text:p>
          </table:table-cell>
          <table:table-cell table:style-name="ce8" office:value-type="string" calcext:value-type="string">
            <text:p>Date format YYYY-MM-DD de fermeture de la station (NULL si toujours en service)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style-name="ce3" office:value-type="string" calcext:value-type="string">
            <text:p>id_station</text:p>
          </table:table-cell>
          <table:table-cell table:style-name="ce8" office:value-type="string" calcext:value-type="string">
            <text:p>Identifiant de la station dans le tableau de données extrait par un nombre entier allant de 0 au nombre de stations</text:p>
          </table:table-cell>
          <table:table-cell table:style-name="ce3" office:value-type="string" calcext:value-type="string">
            <text:p>in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5" office:value-type="string" calcext:value-type="string">
            <text:p>subcatchment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associé au sous bassin-versant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5" office:value-type="string" calcext:value-type="string">
            <text:p>anthropogenic_features_ra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associé au sous bassin-versant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3">
          <table:table-cell table:style-name="ce3" office:value-type="string" calcext:value-type="string">
            <text:p>MeanAnnualCoV_#chronique</text:p>
          </table:table-cell>
          <table:table-cell table:style-name="ce8" office:value-type="string" calcext:value-type="string">
            <text:p>Coefficient de variation annuel moyen sur la chronique # (calculé comme le rapport entre MeanAnnualDeviation_#chronique et MeanAnnualFlow_#chronique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style-name="ce3" office:value-type="string" calcext:value-type="string">
            <text:p>feature</text:p>
          </table:table-cell>
          <table:table-cell table:style-name="ce8" office:value-type="string" calcext:value-type="string">
            <text:p>Nom de l’élément anthropique (e.g. dam, weir, coniferous forest…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entities_per_km2</text:p>
          </table:table-cell>
          <table:table-cell table:style-name="ce8" office:value-type="string" calcext:value-type="string">
            <text:p>Décompte du nombre d’entités associées à l’élément anthropique et au sous bassin-versant correspondant rapporté à la surface du sous bassin-versant (ou à un proxy de surface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6">
          <table:table-cell table:style-name="ce5" office:value-type="string" calcext:value-type="string">
            <text:p>anthropogenic_features_structure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itulé_colonne</text:p>
          </table:table-cell>
          <table:table-cell table:style-name="ce7" office:value-type="string" calcext:value-type="string">
            <text:p>descritpion_colonne</text:p>
          </table:table-cell>
          <table:table-cell table:style-name="ce2" office:value-type="string" calcext:value-type="string">
            <text:p>dtype_colonne</text:p>
          </table:table-cell>
          <table:table-cell/>
        </table:table-row>
        <table:table-row table:style-name="ro2">
          <table:table-cell table:style-name="ce3" office:value-type="string" calcext:value-type="string">
            <text:p>code_station</text:p>
          </table:table-cell>
          <table:table-cell table:style-name="ce8" office:value-type="string" calcext:value-type="string">
            <text:p>Code SANDRE de la station hydrométrique associé au sous bassin-versant </text:p>
          </table:table-cell>
          <table:table-cell table:style-name="ce3" office:value-type="string" calcext:value-type="string">
            <text:p>string</text:p>
          </table:table-cell>
          <table:table-cell/>
        </table:table-row>
        <table:table-row table:style-name="ro3">
          <table:table-cell table:style-name="ce3" office:value-type="string" calcext:value-type="string">
            <text:p>MeanAnnualCoV_#chronique</text:p>
          </table:table-cell>
          <table:table-cell table:style-name="ce8" office:value-type="string" calcext:value-type="string">
            <text:p>Coefficient de variation annuel moyen sur la chronique # (calculé comme le rapport entre MeanAnnualDeviation_#chronique et MeanAnnualFlow_#chronique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3">
          <table:table-cell table:style-name="ce3" office:value-type="string" calcext:value-type="string">
            <text:p>#feature_name</text:p>
          </table:table-cell>
          <table:table-cell table:style-name="ce8" office:value-type="string" calcext:value-type="string">
            <text:p>Décompte du nombre d’entités associées à l’élément anthropique et au sous bassin-versant correspondant rapporté à la surface du sous bassin-versant (ou à un proxy de surface) </text:p>
          </table:table-cell>
          <table:table-cell table:style-name="ce3" office:value-type="string" calcext:value-type="string">
            <text:p>float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10484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35:19.915227096</meta:creation-date>
    <dc:date>2024-06-14T13:56:12.001720813</dc:date>
    <meta:editing-duration>P1DT21H24M45S</meta:editing-duration>
    <meta:editing-cycles>5</meta:editing-cycles>
    <meta:generator>LibreOffice/7.3.7.2$Linux_X86_64 LibreOffice_project/30$Build-2</meta:generator>
    <meta:document-statistic meta:table-count="1" meta:cell-count="297" meta:object-count="0"/>
  </office:meta>
</office:document-meta>
</file>